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a2b" officeooo:paragraph-rsid="0017fa2b"/>
    </style:style>
    <style:style style:name="P2" style:family="paragraph" style:parent-style-name="Standard">
      <style:text-properties officeooo:rsid="0019cce6" officeooo:paragraph-rsid="0019cce6"/>
    </style:style>
    <style:style style:name="P3" style:family="paragraph" style:parent-style-name="Standard">
      <style:text-properties officeooo:rsid="001b8c27" officeooo:paragraph-rsid="001b8c27"/>
    </style:style>
    <style:style style:name="P4" style:family="paragraph" style:parent-style-name="Standard">
      <style:text-properties officeooo:rsid="001c3449" officeooo:paragraph-rsid="001c34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8c27"/>
    </style:style>
    <style:style style:name="T3" style:family="text">
      <style:text-properties officeooo:rsid="001e1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81/<text:span text:style-name="T3">20</text:span>08 </text:p>
      <text:p text:style-name="P3">Preposto = collegamento fra gli operai e il datore di lavoro, ha un ruolo di vigilanza e può stabilire che un macchinario venga spento se non sta lavorando in sicurezza.</text:p>
      <text:p text:style-name="P1"/>
      <text:p text:style-name="P1"/>
      <text:p text:style-name="P1">A.S.P.P. = Addetto Servizio di Prevezione e Protezione </text:p>
      <text:p text:style-name="P1">R.S.P.P. = Responsabile del Servizio di Prevezione e Protezione</text:p>
      <text:p text:style-name="P1"/>
      <text:p text:style-name="P1">R.L.S. = <text:span text:style-name="T1">Rappresentante</text:span> Lavori Sicurezza <text:span text:style-name="T2">(non vigila)</text:span></text:p>
      <text:p text:style-name="P1">R.I.S.T.=Rappresentante Lavori Sicurezza Territoriale</text:p>
      <text:p text:style-name="P2"/>
      <text:p text:style-name="P2">ogni 5 anni, aggiornamento anti-incendio e primo soccors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14:31:26.287956202</meta:creation-date>
    <dc:date>2023-03-03T16:48:38.597963559</dc:date>
    <meta:editing-duration>PT1H46M3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7" meta:word-count="67" meta:character-count="458" meta:non-whitespace-character-count="396"/>
  </office:meta>
</office:document-meta>
</file>